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2.833cm" style:rel-column-width="10922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2" table:style-name="Tableau1.A"/>
        <table:table-column table:number-columns-repeated="2" table:style-name="Tableau1.C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false" table:style-name="Tableau1.A1">
              <text:p text:style-name="P1">C</text:p>
            </table:table-cell>
            <table:table-cell office:value-type="string" table:protected="false" table:style-name="Tableau1.D1">
              <text:p text:style-name="P1">D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>a</text:p>
          </table:table-cell>
          <table:table-cell office:value-type="string" table:protected="false" table:style-name="Tableau1.A2">
            <text:p text:style-name="Table_20_Contents">P1</text:p>
          </table:table-cell>
          <table:table-cell office:value-type="string" table:protected="false" table:style-name="Tableau1.A2">
            <text:p text:style-name="Table_20_Contents">P2</text:p>
          </table:table-cell>
          <table:table-cell office:value-type="string" table:protected="false" table:style-name="Tableau1.A2">
            <text:p text:style-name="Table_20_Contents">P3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protected="false" table:style-name="Tableau1.A2">
            <text:p text:style-name="Table_20_Contents">c</text:p>
          </table:table-cell>
          <table:table-cell office:value-type="string" table:protected="false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12:58</dc:date>
    <dc:language>fr-BE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  <dc:title>forCellTooMuch2</dc:title>
  </office:meta>
</office:document-meta>
</file>